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2.501cm" fo:margin-right="0cm" fo:text-align="start" style:justify-single-word="false" fo:text-indent="-0.212cm" style:auto-text-indent="false">
        <style:tab-stops/>
      </style:paragraph-properties>
      <style:text-properties fo:font-variant="normal" fo:text-transform="none" fo:color="#222222" style:font-name="Times New Roman" fo:font-size="12pt" fo:letter-spacing="normal" fo:font-style="normal" fo:font-weight="normal" officeooo:rsid="00114e5c" officeooo:paragraph-rsid="00114e5c" style:font-size-asian="12pt" style:font-weight-asian="normal" style:font-size-complex="12pt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14e5c" officeooo:paragraph-rsid="00114e5c" style:font-size-asian="12pt" style:font-weight-asian="normal" style:font-size-complex="12pt" style:font-weight-complex="normal"/>
    </style:style>
    <style:style style:name="P3" style:family="paragraph" style:parent-style-name="Standard" style:list-style-name="L3">
      <style:paragraph-properties fo:margin-left="1.349cm" fo:margin-right="0cm" fo:text-align="start" style:justify-single-word="false" fo:text-indent="-0.635cm" style:auto-text-indent="false">
        <style:tab-stops/>
      </style:paragraph-properties>
      <style:text-properties style:font-name="Times New Roman" fo:font-size="12pt" fo:font-weight="normal" officeooo:rsid="00115e89" officeooo:paragraph-rsid="00115e89" style:font-size-asian="12pt" style:font-weight-asian="normal" style:font-size-complex="12pt" style:font-weight-complex="normal"/>
    </style:style>
    <style:style style:name="P4" style:family="paragraph" style:parent-style-name="Standard" style:list-style-name="L3">
      <style:paragraph-properties fo:margin-left="1.349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737c7" style:font-size-asian="12pt" style:font-weight-asian="normal" style:font-size-complex="12pt" style:font-weight-complex="normal"/>
    </style:style>
    <style:style style:name="P5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6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161c99" officeooo:paragraph-rsid="00161c99" style:font-size-asian="12pt" style:font-weight-asian="normal" style:font-size-complex="12pt" style:font-weight-complex="normal"/>
    </style:style>
    <style:style style:name="P7" style:family="paragraph" style:parent-style-name="Text_20_body" style:list-style-name="L3">
      <style:paragraph-properties fo:margin-left="1.349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15e89" officeooo:paragraph-rsid="00115e89" style:font-size-asian="12pt" style:font-weight-asian="normal" style:font-size-complex="12pt" style:font-weight-complex="normal"/>
    </style:style>
    <style:style style:name="P8" style:family="paragraph" style:parent-style-name="Text_20_body" style:list-style-name="L3">
      <style:paragraph-properties fo:margin-left="1.349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15e89" style:font-size-asian="12pt" style:font-weight-asian="normal" style:font-size-complex="12pt" style:font-weight-complex="normal"/>
    </style:style>
    <style:style style:name="P9" style:family="paragraph" style:parent-style-name="Text_20_body" style:list-style-name="L3">
      <style:paragraph-properties fo:margin-left="1.349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4fbdb" officeooo:paragraph-rsid="0014fbdb" style:font-size-asian="12pt" style:font-weight-asian="normal" style:font-size-complex="12pt" style:font-weight-complex="normal"/>
    </style:style>
    <style:style style:name="T1" style:family="text">
      <style:text-properties fo:color="#222222" fo:font-weight="normal" officeooo:rsid="001737c7" style:font-weight-asian="normal" style:font-weight-complex="normal"/>
    </style:style>
    <style:style style:name="T2" style:family="text">
      <style:text-properties fo:color="#222222" fo:font-weight="normal" officeooo:rsid="00115e89" style:font-weight-asian="normal" style:font-weight-complex="normal"/>
    </style:style>
    <style:style style:name="T3" style:family="text">
      <style:text-properties officeooo:rsid="0014fbdb"/>
    </style:style>
    <style:style style:name="T4" style:family="text">
      <style:text-properties officeooo:rsid="00115e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Attori</text:h>
      <text:list xml:id="list36380227" text:style-name="L1">
        <text:list-item>
          <text:p text:style-name="P2">Genitore</text:p>
        </text:list-item>
      </text:list>
      <text:p text:style-name="P1"><text:s text:c="2"/>1.Personale docente e ricercatore</text:p>
      <text:list xml:id="list36380489" text:continue-list="list36380227" text:style-name="L2">
        <text:list-item>
          <text:p text:style-name="P5">Personale tecnico-amministrativo di ruolo</text:p>
        </text:list-item>
        <text:list-item>
          <text:p text:style-name="P5">Titolari di assegno di ricerca</text:p>
        </text:list-item>
        <text:list-item>
          <text:p text:style-name="P5">Titolari di contratto a tempo determinato</text:p>
        </text:list-item>
        <text:list-item>
          <text:p text:style-name="P5">Dottorandi</text:p>
        </text:list-item>
        <text:list-item>
          <text:p text:style-name="P5">Titolari di borsa di studio post Laurea o Post doc.</text:p>
        </text:list-item>
        <text:list-item>
          <text:p text:style-name="P6">Studenti</text:p>
        </text:list-item>
      </text:list>
      <text:list xml:id="list36370379" text:style-name="L3">
        <text:list-item>
          <text:p text:style-name="P3">Rappresentante commissione formazione graduatoria</text:p>
        </text:list-item>
        <text:list-item>
          <text:p text:style-name="P3">Rappresentante commissione composizioni classi</text:p>
        </text:list-item>
        <text:list-item>
          <text:p text:style-name="P7">Personale preposto a funzioni educative</text:p>
        </text:list-item>
        <text:list-item>
          <text:p text:style-name="P8"><text:span text:style-name="T3">Impiegato</text:span><text:span text:style-name="T4"> </text:span><text:span text:style-name="T3">segreteria</text:span></text:p>
        </text:list-item>
        <text:list-item>
          <text:p text:style-name="P9">Impiegato servizi mensa</text:p>
        </text:list-item>
        <text:list-item>
          <text:p text:style-name="P8"><text:span text:style-name="Strong_20_Emphasis"><text:span text:style-name="T2">Coordinatore psico-pedagogico</text:span></text:span><text:span text:style-name="T4"> </text:span></text:p>
        </text:list-item>
        <text:list-item>
          <text:p text:style-name="P8"><text:span text:style-name="Strong_20_Emphasis"><text:span text:style-name="T2">Responsabile Scientifico dell'Asilo Nido</text:span></text:span></text:p>
        </text:list-item>
        <text:list-item>
          <text:p text:style-name="P4"><text:span text:style-name="Strong_20_Emphasis"><text:span text:style-name="T1">Delegato del rettore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33:37</meta:creation-date>
    <dc:date>2012-10-19T16:23:19.92</dc:date>
    <meta:editing-duration>P0D</meta:editing-duration>
    <meta:editing-cycles>2</meta:editing-cycles>
    <meta:document-statistic meta:table-count="0" meta:image-count="0" meta:object-count="0" meta:page-count="1" meta:paragraph-count="17" meta:word-count="75" meta:character-count="518" meta:non-whitespace-character-count="472"/>
  </office:meta>
</office:document-meta>
</file>